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ectors </text:p>
      <text:p text:style-name="Standard">direction matrix= </text:p>
      <text:p text:style-name="Standard">-6.000000 7.000000 -1.000000 </text:p>
      <text:p text:style-name="Standard">0.000000 -2.000000 2.000000 </text:p>
      <text:p text:style-name="Standard"/>
      <text:p text:style-name="Standard">normal matrix= </text:p>
      <text:p text:style-name="Standard">0.000000 2.000000 -2.000000 </text:p>
      <text:p text:style-name="Standard">-6.000000 7.000000 -1.000000 </text:p>
      <text:p text:style-name="Standard"/>
      <text:p text:style-name="Standard">constant matrix= </text:p>
      <text:p text:style-name="Standard">30.000000 -29.000000 11.000000 </text:p>
      <text:p text:style-name="Standard"/>
      <text:p text:style-name="Standard">distance matrix= </text:p>
      <text:p text:style-name="Standard">6.000000 7.280110 2.236068 </text:p>
      <text:p text:style-name="Standard"/>
      <text:p text:style-name="Standard">line <text:s/>matrix= </text:p>
      <text:p text:style-name="Standard">0.000000 -6.000000 30.000000 </text:p>
      <text:p text:style-name="Standard">2.000000 7.000000 -29.000000 </text:p>
      <text:p text:style-name="Standard">-2.000000 -1.000000 11.000000 </text:p>
      <text:p text:style-name="Standard"/>
      <text:p text:style-name="Standard"/>
      <text:p text:style-name="Standard"><text:s/>Medians </text:p>
      <text:p text:style-name="Standard">midpoint matrix= </text:p>
      <text:p text:style-name="Standard">-0.500000 -3.500000 0.000000 </text:p>
      <text:p text:style-name="Standard">-4.000000 -4.000000 -5.000000 </text:p>
      <text:p text:style-name="Standard"/>
      <text:p text:style-name="Standard">median direction <text:s/>matrix= </text:p>
      <text:p text:style-name="Standard">-2.500000 6.500000 -4.000000 </text:p>
      <text:p text:style-name="Standard">-1.000000 -1.000000 2.000000 </text:p>
      <text:p text:style-name="Standard"/>
      <text:p text:style-name="Standard">median normal matrix= </text:p>
      <text:p text:style-name="Standard">1.000000 1.000000 -2.000000 </text:p>
      <text:p text:style-name="Standard">-2.500000 6.500000 -4.000000 </text:p>
      <text:p text:style-name="Standard"/>
      <text:p text:style-name="Standard">median constant matrix= </text:p>
      <text:p text:style-name="Standard">9.500000 -29.500000 20.000000 </text:p>
      <text:p text:style-name="Standard"/>
      <text:p text:style-name="Standard">median line matrix= </text:p>
      <text:p text:style-name="Standard">1.000000 -2.500000 -9.500000 </text:p>
      <text:p text:style-name="Standard">1.000000 6.500000 29.500000 </text:p>
      <text:p text:style-name="Standard">-2.000000 -4.000000 20.000000 </text:p>
      <text:p text:style-name="Standard"/>
      <text:p text:style-name="Standard">Centroid = </text:p>
      <text:p text:style-name="Standard">-1.333333 -4.333333 </text:p>
      <text:p text:style-name="Standard"/>
      <text:p text:style-name="Standard"/>
      <text:p text:style-name="Standard"><text:s/>Altitude </text:p>
      <text:p text:style-name="Standard">altitude normal matrix= </text:p>
      <text:p text:style-name="Standard">7.000000 -1.000000 -6.000000 </text:p>
      <text:p text:style-name="Standard">-2.000000 2.000000 0.000000 </text:p>
      <text:p text:style-name="Standard"/>
      <text:p text:style-name="Standard">altitude constant matrix= </text:p>
      <text:p text:style-name="Standard"><text:soft-page-break/>-11.000000 -13.000000 24.000000 </text:p>
      <text:p text:style-name="Standard"/>
      <text:p text:style-name="Standard">Altitude line matrix= </text:p>
      <text:p text:style-name="Standard">7.000000 -2.000000 11.000000 </text:p>
      <text:p text:style-name="Standard">-1.000000 2.000000 13.000000 </text:p>
      <text:p text:style-name="Standard">-6.000000 0.000000 24.000000 </text:p>
      <text:p text:style-name="Standard"/>
      <text:p text:style-name="Standard">Orthocentre = </text:p>
      <text:p text:style-name="Standard">-4.000000 -8.500000 </text:p>
      <text:p text:style-name="Standard"/>
      <text:p text:style-name="Standard"/>
      <text:p text:style-name="Standard"><text:s/>Perpendicular Bisector </text:p>
      <text:p text:style-name="Standard">perp_bisect constant <text:s/>matrix= </text:p>
      <text:p text:style-name="Standard">4.500000 -4.500000 0.000000 </text:p>
      <text:p text:style-name="Standard"/>
      <text:p text:style-name="Standard">perp_bis line matrix= </text:p>
      <text:p text:style-name="Standard">7.000000 -2.000000 -4.500000 </text:p>
      <text:p text:style-name="Standard">-1.000000 2.000000 4.500000 </text:p>
      <text:p text:style-name="Standard">-6.000000 0.000000 0.000000 </text:p>
      <text:p text:style-name="Standard"/>
      <text:p text:style-name="Standard">Circumcentre = </text:p>
      <text:p text:style-name="Standard">0.000000 -2.250000 </text:p>
      <text:p text:style-name="Standard"/>
      <text:p text:style-name="Standard"/>
      <text:p text:style-name="Standard"><text:s/>Angular Bisector </text:p>
      <text:p text:style-name="Standard">m,n,p values = </text:p>
      <text:p text:style-name="Standard">0.477979 5.522021 1.758089 </text:p>
      <text:p text:style-name="Standard"/>
      <text:p text:style-name="Standard">ang_bis direction matrix= </text:p>
      <text:p text:style-name="Standard">0.690445 -6.213759 1.477979 </text:p>
      <text:p text:style-name="Standard">1.517016 0.427517 -2.000000 </text:p>
      <text:p text:style-name="Standard"/>
      <text:p text:style-name="Standard">ang_bis normal matrix= </text:p>
      <text:p text:style-name="Standard">-1.517016 -0.427517 2.000000 </text:p>
      <text:p text:style-name="Standard">0.690445 -6.213759 1.477979 </text:p>
      <text:p text:style-name="Standard"/>
      <text:p text:style-name="Standard">ang_bis constant matrix= </text:p>
      <text:p text:style-name="Standard">1.098824 29.786241 -12.433937 </text:p>
      <text:p text:style-name="Standard"/>
      <text:p text:style-name="Standard">ang_bis line <text:s/>matrix= </text:p>
      <text:p text:style-name="Standard">-1.517016 0.690445 -1.098824 </text:p>
      <text:p text:style-name="Standard">-0.427517 -6.213759 -29.786241 </text:p>
      <text:p text:style-name="Standard">2.000000 1.477979 -12.433937 </text:p>
      <text:p text:style-name="Standard"/>
      <text:p text:style-name="Standard">ang_bis intersection points= </text:p>
      <text:p text:style-name="Standard">-2.817821 -4.599724 </text:p>
      <text:p text:style-name="Standard"/>
      <text:p text:style-name="Standard">Incentre = </text:p>
      <text:p text:style-name="Standard">-2.522021 -4.226614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0:25:23.776607830</meta:creation-date>
    <dc:date>2023-10-18T10:26:29.344729951</dc:date>
    <meta:editing-duration>PT1M6S</meta:editing-duration>
    <meta:editing-cycles>1</meta:editing-cycles>
    <meta:document-statistic meta:table-count="0" meta:image-count="0" meta:object-count="0" meta:page-count="2" meta:paragraph-count="73" meta:word-count="196" meta:character-count="1772" meta:non-whitespace-character-count="1568"/>
    <meta:generator>LibreOffice/7.3.7.2$Linux_X86_64 LibreOffice_project/30$Build-2</meta:generator>
  </office:meta>
</office:document-meta>
</file>